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ps@rps-virtual-machine:~/Documents/Deepanshu$ history</text:p>
      <text:p text:style-name="Standard"><text:s text:c="4"/>1 <text:s/>sudo apt update</text:p>
      <text:p text:style-name="Standard"><text:s text:c="4"/>2 <text:s/>sudo nano /etc/resolv.conf </text:p>
      <text:p text:style-name="Standard"><text:s text:c="4"/>3 <text:s/>sudo apt update</text:p>
      <text:p text:style-name="Standard"><text:s text:c="4"/>4 <text:s/>sudo apt upgrade</text:p>
      <text:p text:style-name="Standard"><text:s text:c="4"/>5 <text:s/>sudo apt install gcc++</text:p>
      <text:p text:style-name="Standard"><text:s text:c="4"/>6 <text:s/>sudo apt install gcc</text:p>
      <text:p text:style-name="Standard"><text:s text:c="4"/>7 <text:s/>sudo apt install build-essentials</text:p>
      <text:p text:style-name="Standard"><text:s text:c="4"/>8 <text:s/>sudo apt install build-essential</text:p>
      <text:p text:style-name="Standard"><text:s text:c="4"/>9 <text:s/>sudo apt install gdb</text:p>
      <text:p text:style-name="Standard"><text:s text:c="3"/>10 <text:s/>init 0</text:p>
      <text:p text:style-name="Standard"><text:s text:c="3"/>11 <text:s/>gcc --version</text:p>
      <text:p text:style-name="Standard"><text:s text:c="3"/>12 <text:s/>cd "/home/rps/Desktop/C Demo/" &amp;&amp; gcc first.c -o first &amp;&amp; "/home/rps/Desktop/C Demo/"first</text:p>
      <text:p text:style-name="Standard"><text:s text:c="3"/>13 <text:s/>sudo su</text:p>
      <text:p text:style-name="Standard"><text:s text:c="3"/>14 <text:s/>tar xvfz node_exporter-1.7.0.linux-amd64.tar.gz </text:p>
      <text:p text:style-name="Standard"><text:s text:c="3"/>15 <text:s/>cd node_exporter-1.7.0.linux-amd64/</text:p>
      <text:p text:style-name="Standard"><text:s text:c="3"/>16 <text:s/>sudo mv node_exporter /usr/local/bin/</text:p>
      <text:p text:style-name="Standard"><text:s text:c="3"/>17 <text:s/>sudo tee /etc/systemd/system/node_exporter.service&lt;&lt;EOF</text:p>
      <text:p text:style-name="Standard"><text:s text:c="3"/>18 <text:s/>[Unit]</text:p>
      <text:p text:style-name="Standard"><text:s text:c="3"/>19 <text:s/>Description=Node Exporter</text:p>
      <text:p text:style-name="Standard"><text:s text:c="3"/>20 <text:s/>After=network.target</text:p>
      <text:p text:style-name="Standard"><text:s text:c="3"/>21 <text:s text:c="2"/></text:p>
      <text:p text:style-name="Standard"><text:s text:c="3"/>22 <text:s/>[Service]</text:p>
      <text:p text:style-name="Standard"><text:s text:c="3"/>23 <text:s/>User=rps</text:p>
      <text:p text:style-name="Standard"><text:s text:c="3"/>24 <text:s/>Group=rps</text:p>
      <text:p text:style-name="Standard"><text:s text:c="3"/>25 <text:s/>Type=simple</text:p>
      <text:p text:style-name="Standard"><text:s text:c="3"/>26 <text:s/>ExecStart=/usr/local/bin/node_exporter</text:p>
      <text:p text:style-name="Standard"><text:s text:c="3"/>27 <text:s text:c="2"/></text:p>
      <text:p text:style-name="Standard"><text:s text:c="3"/>28 <text:s/>[Install]</text:p>
      <text:p text:style-name="Standard"><text:s text:c="3"/>29 <text:s/>WantedBy=multi-user.target</text:p>
      <text:p text:style-name="Standard"><text:s text:c="3"/>30 <text:s/>EOF</text:p>
      <text:p text:style-name="Standard"><text:s text:c="3"/>31 <text:s/>sudo systemctl daemon-reload</text:p>
      <text:p text:style-name="Standard"><text:s text:c="3"/>32 <text:s/>sudo systemctl start node_exporter</text:p>
      <text:p text:style-name="Standard"><text:s text:c="3"/>33 <text:s/>sudo systemctl enable node_exporter</text:p>
      <text:p text:style-name="Standard"><text:s text:c="3"/>34 <text:s/>sudo systemctl status node_exporter</text:p>
      <text:p text:style-name="Standard"><text:s text:c="3"/>35 <text:s/>sudo apt install gcc</text:p>
      <text:p text:style-name="Standard"><text:s text:c="3"/>36 <text:s/>sudo apt install git</text:p>
      <text:p text:style-name="Standard"><text:s text:c="3"/>37 <text:s/>sudo apt install make</text:p>
      <text:p text:style-name="Standard"><text:s text:c="3"/>38 <text:s/>sudo apt install vim</text:p>
      <text:p text:style-name="Standard"><text:s text:c="3"/>39 <text:s/>sudo apt install g++</text:p>
      <text:p text:style-name="Standard"><text:s text:c="3"/>40 <text:s/>sudo apt install gedit</text:p>
      <text:p text:style-name="Standard"><text:s text:c="3"/>41 <text:s/>sudo apt install cmake</text:p>
      <text:p text:style-name="Standard"><text:s text:c="3"/>42 <text:s/>sudo apt install g++</text:p>
      <text:p text:style-name="Standard"><text:s text:c="3"/>43 <text:s/>cd</text:p>
      <text:p text:style-name="Standard"><text:s text:c="3"/>44 <text:s/>sudo apt update -y</text:p>
      <text:p text:style-name="Standard"><text:s text:c="3"/>45 <text:s/>sudo apt install mysql-server</text:p>
      <text:p text:style-name="Standard"><text:s text:c="3"/>46 <text:s/>sudo systemctl status mysql.service </text:p>
      <text:p text:style-name="Standard"><text:s text:c="3"/>47 <text:s/>sudo mysql</text:p>
      <text:p text:style-name="Standard"><text:s text:c="3"/>48 <text:s/>sudo mysql_secure_installation</text:p>
      <text:p text:style-name="Standard"><text:s text:c="3"/>49 <text:s/>sudo mysql</text:p>
      <text:p text:style-name="Standard"><text:s text:c="3"/>50 <text:s/>sudo mysql_secure_installation</text:p>
      <text:p text:style-name="Standard"><text:soft-page-break/><text:s text:c="3"/>51 <text:s/>sudo mysql -u root -p</text:p>
      <text:p text:style-name="Standard"><text:s text:c="3"/>52 <text:s/>sudo snap install mysql-workbench-community</text:p>
      <text:p text:style-name="Standard"><text:s text:c="3"/>53 <text:s/>cd</text:p>
      <text:p text:style-name="Standard"><text:s text:c="3"/>54 <text:s/>java -version</text:p>
      <text:p text:style-name="Standard"><text:s text:c="3"/>55 <text:s/>java --version</text:p>
      <text:p text:style-name="Standard"><text:s text:c="3"/>56 <text:s/>java --V</text:p>
      <text:p text:style-name="Standard"><text:s text:c="3"/>57 <text:s/>java -vesion</text:p>
      <text:p text:style-name="Standard"><text:s text:c="3"/>58 <text:s/>cd</text:p>
      <text:p text:style-name="Standard"><text:s text:c="3"/>59 <text:s/>sudo apt install gnome-shell-extension-manager -y</text:p>
      <text:p text:style-name="Standard"><text:s text:c="3"/>60 <text:s/>sudo chmod o-x /sbin/shutdown</text:p>
      <text:p text:style-name="Standard"><text:s text:c="3"/>61 <text:s/>sudo chmod o-x /sbin/reboot</text:p>
      <text:p text:style-name="Standard"><text:s text:c="3"/>62 <text:s/>init 0</text:p>
      <text:p text:style-name="Standard"><text:s text:c="3"/>63 <text:s/>init 6</text:p>
      <text:p text:style-name="Standard"><text:s text:c="3"/>64 <text:s/>java -version</text:p>
      <text:p text:style-name="Standard"><text:s text:c="3"/>65 <text:s/>sudo apt update</text:p>
      <text:p text:style-name="Standard"><text:s text:c="3"/>66 <text:s/>java -version</text:p>
      <text:p text:style-name="Standard"><text:s text:c="3"/>67 <text:s/>sudo apt install default-jre</text:p>
      <text:p text:style-name="Standard"><text:s text:c="3"/>68 <text:s/>java -version</text:p>
      <text:p text:style-name="Standard"><text:s text:c="3"/>69 <text:s/>sudo apt install default-jdk</text:p>
      <text:p text:style-name="Standard"><text:s text:c="3"/>70 <text:s/>javac -version</text:p>
      <text:p text:style-name="Standard"><text:s text:c="3"/>71 <text:s/>sudo snap install --classic eclipse</text:p>
      <text:p text:style-name="Standard"><text:s text:c="3"/>72 <text:s/>sudo apt update</text:p>
      <text:p text:style-name="Standard"><text:s text:c="3"/>73 <text:s/>sudo apt install default-jre</text:p>
      <text:p text:style-name="Standard"><text:s text:c="3"/>74 <text:s/>eclipse</text:p>
      <text:p text:style-name="Standard"><text:s text:c="3"/>75 <text:s/>sudo snap install intellij-idea-community --classic</text:p>
      <text:p text:style-name="Standard"><text:s text:c="3"/>76 <text:s/>sudo init 0</text:p>
      <text:p text:style-name="Standard"><text:s text:c="3"/>77 <text:s/>sudo bash install.sh</text:p>
      <text:p text:style-name="Standard"><text:s text:c="3"/>78 <text:s/>sudo apt --fix-broken install</text:p>
      <text:p text:style-name="Standard"><text:s text:c="3"/>79 <text:s/>sudo bash install.sh</text:p>
      <text:p text:style-name="Standard"><text:s text:c="3"/>80 <text:s/>cd</text:p>
      <text:p text:style-name="Standard"><text:s text:c="3"/>81 <text:s/>sudo apt install git -y</text:p>
      <text:p text:style-name="Standard"><text:s text:c="3"/>82 <text:s/>sudo init 0</text:p>
      <text:p text:style-name="Standard"><text:s text:c="3"/>83 <text:s/>sudo service oracle-xe start</text:p>
      <text:p text:style-name="Standard"><text:s text:c="3"/>84 <text:s/>ls</text:p>
      <text:p text:style-name="Standard"><text:s text:c="3"/>85 <text:s/>cd Documents</text:p>
      <text:p text:style-name="Standard"><text:s text:c="3"/>86 <text:s/>mkdir</text:p>
      <text:p text:style-name="Standard"><text:s text:c="3"/>87 <text:s/>mkdir Deepanshu</text:p>
      <text:p text:style-name="Standard"><text:s text:c="3"/>88 <text:s/>ls</text:p>
      <text:p text:style-name="Standard"><text:s text:c="3"/>89 <text:s/>pwd</text:p>
      <text:p text:style-name="Standard"><text:s text:c="3"/>90 <text:s/>rmdir Deepanshu</text:p>
      <text:p text:style-name="Standard"><text:s text:c="3"/>91 <text:s/>ls</text:p>
      <text:p text:style-name="Standard"><text:s text:c="3"/>92 <text:s/>mkdir Deepanshu</text:p>
      <text:p text:style-name="Standard"><text:s text:c="3"/>93 <text:s/>ls</text:p>
      <text:p text:style-name="Standard"><text:s text:c="3"/>94 <text:s/>ls -a</text:p>
      <text:p text:style-name="Standard"><text:s text:c="3"/>95 <text:s/>ls</text:p>
      <text:p text:style-name="Standard"><text:s text:c="3"/>96 <text:s/>mkdir Deepanshu1</text:p>
      <text:p text:style-name="Standard"><text:s text:c="3"/>97 <text:s/>ls</text:p>
      <text:p text:style-name="Standard"><text:s text:c="3"/>98 <text:s/>mv Deepanshu1 Deepanshu</text:p>
      <text:p text:style-name="Standard"><text:s text:c="3"/>99 <text:s/>ls</text:p>
      <text:p text:style-name="Standard"><text:s text:c="2"/>100 <text:s/>cd Deepanshu</text:p>
      <text:p text:style-name="Standard"><text:s text:c="2"/>101 <text:s/>cd Deepanshu1</text:p>
      <text:p text:style-name="Standard"><text:s text:c="2"/>102 <text:s/>mv Deepanshu1 Documents</text:p>
      <text:p text:style-name="Standard"><text:soft-page-break/><text:s text:c="2"/>103 <text:s/>mv Deepanshu1 Deepanshu</text:p>
      <text:p text:style-name="Standard"><text:s text:c="2"/>104 <text:s/>cd ..</text:p>
      <text:p text:style-name="Standard"><text:s text:c="2"/>105 <text:s/>mv Deepanshu1 Documents</text:p>
      <text:p text:style-name="Standard"><text:s text:c="2"/>106 <text:s/>ls</text:p>
      <text:p text:style-name="Standard"><text:s text:c="2"/>107 <text:s/>cd ..</text:p>
      <text:p text:style-name="Standard"><text:s text:c="2"/>108 <text:s/>mv Deepanshu1 Deepanshu</text:p>
      <text:p text:style-name="Standard"><text:s text:c="2"/>109 <text:s/>mv Deepanshu1 Documents</text:p>
      <text:p text:style-name="Standard"><text:s text:c="2"/>110 <text:s/>ls</text:p>
      <text:p text:style-name="Standard"><text:s text:c="2"/>111 <text:s/>cd Deepanshu/Deepanshu1</text:p>
      <text:p text:style-name="Standard"><text:s text:c="2"/>112 <text:s/>rm -r Deepanshu1</text:p>
      <text:p text:style-name="Standard"><text:s text:c="2"/>113 <text:s/>cd ..</text:p>
      <text:p text:style-name="Standard"><text:s text:c="2"/>114 <text:s/>rm -r Deepanshu1</text:p>
      <text:p text:style-name="Standard"><text:s text:c="2"/>115 <text:s/>ls</text:p>
      <text:p text:style-name="Standard"><text:s text:c="2"/>116 <text:s/>cd ..</text:p>
      <text:p text:style-name="Standard"><text:s text:c="2"/>117 <text:s/>mkdir Deepanshu1</text:p>
      <text:p text:style-name="Standard"><text:s text:c="2"/>118 <text:s/>ls</text:p>
      <text:p text:style-name="Standard"><text:s text:c="2"/>119 <text:s/>cd Deepanshu</text:p>
      <text:p text:style-name="Standard"><text:s text:c="2"/>120 <text:s/>mkdir 1.cpp</text:p>
      <text:p text:style-name="Standard"><text:s text:c="2"/>121 <text:s/>ls</text:p>
      <text:p text:style-name="Standard"><text:s text:c="2"/>122 <text:s/>cd</text:p>
      <text:p text:style-name="Standard"><text:s text:c="2"/>123 <text:s/>cd ..</text:p>
      <text:p text:style-name="Standard"><text:s text:c="2"/>124 <text:s/>ls</text:p>
      <text:p text:style-name="Standard"><text:s text:c="2"/>125 <text:s/>cd rps</text:p>
      <text:p text:style-name="Standard"><text:s text:c="2"/>126 <text:s/>ls</text:p>
      <text:p text:style-name="Standard"><text:s text:c="2"/>127 <text:s/>cd Documents</text:p>
      <text:p text:style-name="Standard"><text:s text:c="2"/>128 <text:s/>ls</text:p>
      <text:p text:style-name="Standard"><text:s text:c="2"/>129 <text:s/>cd Deepanshu1</text:p>
      <text:p text:style-name="Standard"><text:s text:c="2"/>130 <text:s/>mkdir 2.cpp</text:p>
      <text:p text:style-name="Standard"><text:s text:c="2"/>131 <text:s/>mv 2.cpp Deepanshu</text:p>
      <text:p text:style-name="Standard"><text:s text:c="2"/>132 <text:s/>cd ..</text:p>
      <text:p text:style-name="Standard"><text:s text:c="2"/>133 <text:s/>cd Deepanshu</text:p>
      <text:p text:style-name="Standard"><text:s text:c="2"/>134 <text:s/>ls</text:p>
      <text:p text:style-name="Standard"><text:s text:c="2"/>135 <text:s/>cd ..</text:p>
      <text:p text:style-name="Standard"><text:s text:c="2"/>136 <text:s/>cd Deepanshu1</text:p>
      <text:p text:style-name="Standard"><text:s text:c="2"/>137 <text:s/>ls</text:p>
      <text:p text:style-name="Standard"><text:s text:c="2"/>138 <text:s/>mv r.cpp Deepanshu1</text:p>
      <text:p text:style-name="Standard"><text:s text:c="2"/>139 <text:s/>cat &gt; file1.txt</text:p>
      <text:p text:style-name="Standard"><text:s text:c="2"/>140 <text:s/>cd ..</text:p>
      <text:p text:style-name="Standard"><text:s text:c="2"/>141 <text:s/>cd Deepanshu</text:p>
      <text:p text:style-name="Standard"><text:s text:c="2"/>142 <text:s/>cat &gt; file1.txt</text:p>
      <text:p text:style-name="Standard"><text:s text:c="2"/>143 <text:s/>mv file1.txt/home/rps/Documents/Deepanshu1/file1.txt</text:p>
      <text:p text:style-name="Standard"><text:s text:c="2"/>144 <text:s/>mv --help</text:p>
      <text:p text:style-name="Standard"><text:s text:c="2"/>145 <text:s/>mv file1.txt/home/rps/Documents/Deepanshu1/file1.txt</text:p>
      <text:p text:style-name="Standard"><text:s text:c="2"/>146 <text:s/>mv file1.txt/home/rps/Documents/Deepanshu1</text:p>
      <text:p text:style-name="Standard"><text:s text:c="2"/>147 <text:s/>history</text:p>
      <text:p text:style-name="Standard">rps@rps-virtual-machine:~/Documents/Deepanshu$ ^C</text:p>
      <text:p text:style-name="Standard">rps@rps-virtual-machine:~/Documents/Deepanshu$ ^C</text:p>
      <text:p text:style-name="Standard">rps@rps-virtual-machine:~/Documents/Deepanshu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5:57:24.317868062</meta:creation-date>
    <dc:date>2024-06-10T16:01:02.151613477</dc:date>
    <meta:editing-duration>PT3M39S</meta:editing-duration>
    <meta:editing-cycles>1</meta:editing-cycles>
    <meta:document-statistic meta:table-count="0" meta:image-count="0" meta:object-count="0" meta:page-count="3" meta:paragraph-count="151" meta:word-count="520" meta:character-count="3710" meta:non-whitespace-character-count="2791"/>
    <meta:generator>LibreOffice/7.3.7.2$Linux_X86_64 LibreOffice_project/30$Build-2</meta:generator>
  </office:meta>
</office:document-meta>
</file>